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6">
        <text:h text:style-name="P1" text:outline-level="4">Devide Text (Batch)</text:h>
        <text:p text:style-name="Text_20_body_20_indent_20_Organon"><text:span text:style-name="T1"><text:line-break/>With the function “Devide Text (Batch)” a file can be divided into multiple files and folders at once.<text:line-break/><text:line-break/>The </text:span><text:span text:style-name="T2">searchterm</text:span><text:span text:style-name="T1"> divides the source text before the occurrence of the searchterm.<text:line-break/>The word search is not case sensitive.<text:line-break/><text:line-break/></text:span><text:span text:style-name="T2">Regular expression</text:span><text:span text:style-name="T1"> corresponds in its operation to the Writer search.<text:line-break/>See: https://wiki.openoffice.org/wiki/Documentation/How_Tos/Regular_Expressions_in_Writer<text:line-break/><text:line-break/>The option </text:span><text:span text:style-name="T2">Blank Lines</text:span><text:span text:style-name="T1"> divides the text in occurrences of blank lines.<text:line-break/><text:line-break/>When </text:span><text:span text:style-name="T2">Headings</text:span><text:span text:style-name="T1"> are selected, the text is divided according to its headers in the default formatting (heading, heading1, heading2 etc.).<text:line-break/><text:line-break/>While the </text:span><text:span text:style-name="T2">searchterm</text:span><text:span text:style-name="T1"> and </text:span><text:span text:style-name="T2">blank lines</text:span><text:span text:style-name="T1"> create files, </text:span><text:span text:style-name="T2">headings</text:span><text:span text:style-name="T1"> are created as a folder. The headings are mirrored in their hierarchy in the newly created folders.</text:span> </text:p>
        <text:p text:style-name="Text_20_body_20_indent_20_Organon"/>
        <text:p text:style-name="Text_20_body_20_indent_20_Organon">The source file will be kept.</text:p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116" meta:character-count="802"/>
    <dc:date>2015-10-01T09:49:30.66</dc:date>
    <meta:editing-duration>P0D</meta:editing-duration>
    <meta:editing-cycles>1</meta:editing-cycles>
    <meta:generator>OpenOffice/4.1.1$Win32 OpenOffice.org_project/411m6$Build-9775</meta:generator>
  </office:meta>
</office:document-meta>
</file>